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3000000DD58D3B7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077cm" svg:height="7.594cm" svg:x="0.423cm" svg:y="1.906cm">
          <draw:image xlink:href="Pictures/10000000000001C3000000DD58D3B7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3:44:10.75</dc:date>
    <meta:editing-duration>PT15S</meta:editing-duration>
    <meta:editing-cycles>1</meta:editing-cycles>
    <meta:document-statistic meta:object-count="1"/>
    <meta:generator>OpenOffice.org/3.3$Win32 OpenOffice.org_project/330m20$Build-9567</meta:generator>
  </office:meta>
</office:document-meta>
</file>